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0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ce287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 table:style-name="ce288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 office:value-type="string" calcext:value-type="string">
            <text:p>setline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1" office:value-type="string" calcext:value-type="string">
            <text:p>setline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 office:value-type="string" calcext:value-type="string">
            <text:p>rts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 office:value-type="string" calcext:value-type="string">
            <text:p>irq, firq…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 table:style-name="ce289"/>
          <table:table-cell table:number-columns-repeated="2"/>
          <table:table-cell table:style-name="ce290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 table:style-name="ce289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 office:value-type="string" calcext:value-type="string">
            <text:p>irq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 office:value-type="string" calcext:value-type="string">
            <text:p>firq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 office:value-type="string" calcext:value-type="string">
            <text:p>nmi</text:p>
          </table:table-cell>
          <table:table-cell table:style-name="ce289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3"/>
          <table:table-cell table:style-name="ce289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3"/>
          <table:table-cell table:style-name="ce289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3"/>
          <table:table-cell table:style-name="ce289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3"/>
          <table:table-cell table:style-name="ce289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3"/>
          <table:table-cell table:style-name="ce289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11:00:55.191469469</dc:date>
    <meta:editing-duration>P8DT9H13M59S</meta:editing-duration>
    <meta:editing-cycles>41</meta:editing-cycles>
    <meta:generator>LibreOffice/6.4.7.2$Linux_X86_64 LibreOffice_project/40$Build-2</meta:generator>
    <dc:creator>Pepe </dc:creator>
    <meta:document-statistic meta:table-count="7" meta:cell-count="5992" meta:object-count="0"/>
  </office:meta>
</office:document-meta>
</file>